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ATEST2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MUT2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COSMIC2</text:p>
          </table:table-cell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PY2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ATEST2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COSMIC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C2]-[.B2]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E2]-[.B2]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G2]-[.B2]" office:value-type="float" office:value="9" calcext:value-type="float">
            <text:p>9</text:p>
          </table:table-cell>
          <table:table-cell table:style-name="ce1" table:formula="of:=239-[.C2]" office:value-type="float" office:value="223" calcext:value-type="float">
            <text:p>223</text:p>
          </table:table-cell>
          <table:table-cell table:number-columns-repeated="4"/>
          <table:table-cell office:value-type="string" calcext:value-type="string">
            <text:p>P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2]-[.O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R2]-[.O2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T2]-[.O2]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C3]-[.B3]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E3]-[.B3]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G3]-[.B3]" office:value-type="float" office:value="6" calcext:value-type="float">
            <text:p>6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4"/>
          <table:table-cell office:value-type="string" calcext:value-type="string">
            <text:p>P0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P3]-[.O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3]-[.O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T3]-[.O3]" office:value-type="float" office:value="1" calcext:value-type="float">
            <text:p>1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C4]-[.B4]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.E4]-[.B4]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G4]-[.B4]" office:value-type="float" office:value="10" calcext:value-type="float">
            <text:p>10</text:p>
          </table:table-cell>
          <table:table-cell table:style-name="ce1" office:value-type="float" office:value="511" calcext:value-type="float">
            <text:p>511</text:p>
          </table:table-cell>
          <table:table-cell table:number-columns-repeated="4"/>
          <table:table-cell office:value-type="string" calcext:value-type="string">
            <text:p>P0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P4]-[.O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R4]-[.O4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T4]-[.O4]" office:value-type="float" office:value="5" calcext:value-type="float">
            <text:p>5</text:p>
          </table:table-cell>
          <table:table-cell table:style-name="ce1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]-[.B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5]-[.B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]-[.B5]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P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P5]-[.O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5]-[.O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T5]-[.O5]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6]-[.B6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6]-[.B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6]-[.B6]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0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P6]-[.O6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R6]-[.O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T6]-[.O6]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C7]-[.B7]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E7]-[.B7]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G7]-[.B7]" office:value-type="float" office:value="5" calcext:value-type="float">
            <text:p>5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4"/>
          <table:table-cell office:value-type="string" calcext:value-type="string">
            <text:p>P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P7]-[.O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R7]-[.O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T7]-[.O7]" office:value-type="float" office:value="2" calcext:value-type="float">
            <text:p>2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B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]-[.B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8]-[.B8]" office:value-type="float" office:value="3" calcext:value-type="float">
            <text:p>3</text:p>
          </table:table-cell>
          <table:table-cell table:style-name="ce1" office:value-type="float" office:value="107" calcext:value-type="float">
            <text:p>107</text:p>
          </table:table-cell>
          <table:table-cell table:number-columns-repeated="4"/>
          <table:table-cell office:value-type="string" calcext:value-type="string">
            <text:p>P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8]-[.O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8]-[.O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8]-[.O8]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C9]-[.B9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9]-[.B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9]-[.B9]" office:value-type="float" office:value="1" calcext:value-type="float">
            <text:p>1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P9]-[.O9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R9]-[.O9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T9]-[.O9]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0]-[.B1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0]-[.B1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]-[.B10]" office:value-type="float" office:value="2" calcext:value-type="float">
            <text:p>2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P10]-[.O10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R10]-[.O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T10]-[.O10]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C11]-[.B11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E11]-[.B11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G11]-[.B11]" office:value-type="float" office:value="5" calcext:value-type="float">
            <text:p>5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4"/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P11]-[.O11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R11]-[.O1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T11]-[.O11]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2]-[.B1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2]-[.B12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]-[.B12]" office:value-type="float" office:value="8" calcext:value-type="float">
            <text:p>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P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2]-[.O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12]-[.O1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T12]-[.O12]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3]-[.B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3]-[.B13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G13]-[.B13]" office:value-type="float" office:value="10" calcext:value-type="float">
            <text:p>10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4"/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P13]-[.O1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R13]-[.O1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T13]-[.O13]" office:value-type="float" office:value="5" calcext:value-type="float">
            <text:p>5</text:p>
          </table:table-cell>
          <table:table-cell table:style-name="ce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14]-[.B14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14]-[.B14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G14]-[.B14]" office:value-type="float" office:value="3" calcext:value-type="float">
            <text:p>3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4"/>
          <table:table-cell office:value-type="string" calcext:value-type="string">
            <text:p>P1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P14]-[.O14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R14]-[.O14]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T14]-[.O14]" office:value-type="float" office:value="4" calcext:value-type="float">
            <text:p>4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C15]-[.B15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E15]-[.B15]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G15]-[.B15]" office:value-type="float" office:value="11" calcext:value-type="float">
            <text:p>11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4"/>
          <table:table-cell office:value-type="string" calcext:value-type="string">
            <text:p>P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P15]-[.O1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R15]-[.O1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T15]-[.O15]" office:value-type="float" office:value="5" calcext:value-type="float">
            <text:p>5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6]-[.B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6]-[.B1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]-[.B16]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P1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P16]-[.O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R16]-[.O1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16]-[.O16]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7]-[.B17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17]-[.B17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17]-[.B17]" office:value-type="float" office:value="1" calcext:value-type="float">
            <text:p>1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4"/>
          <table:table-cell office:value-type="string" calcext:value-type="string">
            <text:p>P1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P17]-[.O1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R17]-[.O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T17]-[.O17]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]-[.B1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]-[.B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G18]-[.B18]" office:value-type="float" office:value="3" calcext:value-type="float">
            <text:p>3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4"/>
          <table:table-cell office:value-type="string" calcext:value-type="string">
            <text:p>P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8]-[.O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18]-[.O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18]-[.O18]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-[.B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19]-[.B1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19]-[.B19]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P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19]-[.O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19]-[.O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T19]-[.O19]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C20]-[.B20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20]-[.B20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0]-[.B20]" office:value-type="float" office:value="4" calcext:value-type="float">
            <text:p>4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P1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P20]-[.O20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R20]-[.O20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[.T20]-[.O20]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21]-[.B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21]-[.B21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21]-[.B21]" office:value-type="float" office:value="7" calcext:value-type="float">
            <text:p>7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P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P21]-[.O21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R21]-[.O21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T21]-[.O21]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2]-[.B2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22]-[.B2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22]-[.B22]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P22]-[.O2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R22]-[.O2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T22]-[.O22]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3.43" calcext:value-type="float">
            <text:p>3,43</text:p>
          </table:table-cell>
          <table:table-cell table:formula="of:=ROUND(AVERAGE([.C2:.C22]);2)" office:value-type="float" office:value="7.76" calcext:value-type="float">
            <text:p>7,76</text:p>
          </table:table-cell>
          <table:table-cell/>
          <table:table-cell table:formula="of:=ROUND(AVERAGE([.E2:.E22]);2)" office:value-type="float" office:value="7.86" calcext:value-type="float">
            <text:p>7,86</text:p>
          </table:table-cell>
          <table:table-cell/>
          <table:table-cell table:formula="of:=ROUND(AVERAGE([.G2:.G22]);2)" office:value-type="float" office:value="8.33" calcext:value-type="float">
            <text:p>8,33</text:p>
          </table:table-cell>
          <table:table-cell/>
          <table:table-cell table:formula="of:=ROUND(AVERAGE([.I2:.I22]);2)" office:value-type="float" office:value="146.38" calcext:value-type="float">
            <text:p>146,38</text:p>
          </table:table-cell>
          <table:table-cell table:number-columns-repeated="4"/>
          <table:table-cell office:value-type="string" calcext:value-type="string">
            <text:p>MÉDIA</text:p>
          </table:table-cell>
          <table:table-cell table:formula="of:=ROUND(AVERAGE([.O2:.O22]);2)" office:value-type="float" office:value="2.29" calcext:value-type="float">
            <text:p>2,29</text:p>
          </table:table-cell>
          <table:table-cell table:formula="of:=ROUND(AVERAGE([.P2:.P22]);2)" office:value-type="float" office:value="3.24" calcext:value-type="float">
            <text:p>3,24</text:p>
          </table:table-cell>
          <table:table-cell/>
          <table:table-cell table:formula="of:=ROUND(AVERAGE([.R2:.R22]);2)" office:value-type="float" office:value="4.38" calcext:value-type="float">
            <text:p>4,38</text:p>
          </table:table-cell>
          <table:table-cell/>
          <table:table-cell table:formula="of:=ROUND(AVERAGE([.T2:.T22]);2)" office:value-type="float" office:value="5.1" calcext:value-type="float">
            <text:p>5,1</text:p>
          </table:table-cell>
          <table:table-cell/>
          <table:table-cell table:formula="of:=ROUND(AVERAGE([.V2:.V22]);2)" office:value-type="float" office:value="58.86" calcext:value-type="float">
            <text:p>58,86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3.83" calcext:value-type="float">
            <text:p>3,83</text:p>
          </table:table-cell>
          <table:table-cell table:formula="of:=ROUND(STDEV([.C2:.C22]);2)" office:value-type="float" office:value="6.06" calcext:value-type="float">
            <text:p>6,06</text:p>
          </table:table-cell>
          <table:table-cell/>
          <table:table-cell table:formula="of:=ROUND(STDEV([.E2:.E22]);2)" office:value-type="float" office:value="9.03" calcext:value-type="float">
            <text:p>9,03</text:p>
          </table:table-cell>
          <table:table-cell/>
          <table:table-cell table:formula="of:=ROUND(STDEV([.G2:.G22]);2)" office:value-type="float" office:value="5.29" calcext:value-type="float">
            <text:p>5,29</text:p>
          </table:table-cell>
          <table:table-cell/>
          <table:table-cell table:formula="of:=ROUND(STDEV([.I2:.I22]);2)" office:value-type="float" office:value="103.8" calcext:value-type="float">
            <text:p>103,8</text:p>
          </table:table-cell>
          <table:table-cell table:number-columns-repeated="4"/>
          <table:table-cell office:value-type="string" calcext:value-type="string">
            <text:p>DEVPAD</text:p>
          </table:table-cell>
          <table:table-cell table:formula="of:=ROUND(STDEV([.O2:.O22]);2)" office:value-type="float" office:value="3.08" calcext:value-type="float">
            <text:p>3,08</text:p>
          </table:table-cell>
          <table:table-cell table:formula="of:=ROUND(STDEV([.P2:.P22]);2)" office:value-type="float" office:value="2.74" calcext:value-type="float">
            <text:p>2,74</text:p>
          </table:table-cell>
          <table:table-cell/>
          <table:table-cell table:formula="of:=ROUND(STDEV([.R2:.R22]);2)" office:value-type="float" office:value="3.69" calcext:value-type="float">
            <text:p>3,69</text:p>
          </table:table-cell>
          <table:table-cell/>
          <table:table-cell table:formula="of:=ROUND(STDEV([.T2:.T22]);2)" office:value-type="float" office:value="3.24" calcext:value-type="float">
            <text:p>3,24</text:p>
          </table:table-cell>
          <table:table-cell/>
          <table:table-cell table:formula="of:=ROUND(STDEV([.V2:.V22]);2)" office:value-type="float" office:value="37.78" calcext:value-type="float">
            <text:p>37,7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4" table:number-rows-spanned="1">
            <text:p>Test set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UTPY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COSMICRAY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DEVPA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4">
            <text:p>Tool</text:p>
          </table:table-cell>
          <table:table-cell office:value-type="string" calcext:value-type="string">
            <text:p>MUTPY</text:p>
          </table:table-cell>
          <table:table-cell table:style-name="ce3" table:formula="of:=ROUND((SUM([.I2:.I22])-0)/SUM([.I2:.I22])*100;2)" office:value-type="float" office:value="100" calcext:value-type="float">
            <text:p>100</text:p>
          </table:table-cell>
          <table:table-cell table:formula="of:=ROUND((SUM([.I2:.I22])-SUM([.D2:.D22]))/SUM([.I2:.I22])*100;2)" office:value-type="float" office:value="97.04" calcext:value-type="float">
            <text:p>97,04</text:p>
          </table:table-cell>
          <table:table-cell table:formula="of:=ROUND((SUM([.I2:.I22])-SUM([.F2:.F22]))/SUM([.I2:.I22])*100;2)" office:value-type="float" office:value="96.97" calcext:value-type="float">
            <text:p>96,97</text:p>
          </table:table-cell>
          <table:table-cell table:formula="of:=ROUND((SUM([.I2:.I22])-SUM([.H2:.H22]))/SUM([.I2:.I22])*100;2)" office:value-type="float" office:value="96.65" calcext:value-type="float">
            <text:p>96,65</text:p>
          </table:table-cell>
          <table:table-cell table:style-name="ce2" table:formula="of:=ROUND(AVERAGE([.I28:.L28]);2)" office:value-type="float" office:value="97.67" calcext:value-type="float">
            <text:p>97,67</text:p>
          </table:table-cell>
          <table:table-cell table:style-name="ce2" table:formula="of:=ROUND(STDEV([.I28:.L28]);2)" office:value-type="float" office:value="1.57" calcext:value-type="float">
            <text:p>1,57</text:p>
          </table:table-cell>
          <table:table-cell table:number-columns-repeated="8"/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MUTATEST</text:p>
          </table:table-cell>
          <table:table-cell table:formula="of:=ROUND((SUM([.I39:.I59])-SUM([.D39:.D59]))/SUM([.I39:.I59])*100;2)" office:value-type="float" office:value="97.92" calcext:value-type="float">
            <text:p>97,92</text:p>
          </table:table-cell>
          <table:table-cell table:style-name="ce3" table:formula="of:=ROUND((SUM([.I39:.I59])-0)/SUM([.I39:.I59])*100;2)" office:value-type="float" office:value="100" calcext:value-type="float">
            <text:p>100</text:p>
          </table:table-cell>
          <table:table-cell table:formula="of:=ROUND((SUM([.I39:.I59])-SUM([.F39:.F59]))/SUM([.I39:.I59])*100;2)" office:value-type="float" office:value="97.26" calcext:value-type="float">
            <text:p>97,26</text:p>
          </table:table-cell>
          <table:table-cell table:formula="of:=ROUND((SUM([.I39:.I59])-SUM([.H39:.H59]))/SUM([.I39:.I59])*100;2)" office:value-type="float" office:value="96.46" calcext:value-type="float">
            <text:p>96,46</text:p>
          </table:table-cell>
          <table:table-cell table:style-name="ce2" table:formula="of:=ROUND(AVERAGE([.I29:.L29]);2)" office:value-type="float" office:value="97.91" calcext:value-type="float">
            <text:p>97,91</text:p>
          </table:table-cell>
          <table:table-cell table:style-name="ce2" table:formula="of:=ROUND(STDEV([.I29:.L29]);2)" office:value-type="float" office:value="1.52" calcext:value-type="float">
            <text:p>1,52</text:p>
          </table:table-cell>
          <table:table-cell table:number-columns-repeated="8"/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MUTMUT</text:p>
          </table:table-cell>
          <table:table-cell table:formula="of:=ROUND((SUM([.V2:.V22])-SUM([.Q2:.Q22]))/SUM([.V2:.V22])*100;2)" office:value-type="float" office:value="98.38" calcext:value-type="float">
            <text:p>98,38</text:p>
          </table:table-cell>
          <table:table-cell table:formula="of:=ROUND((SUM([.V2:.V22])-SUM([.S2:.S22]))/SUM([.V2:.V22])*100;2)" office:value-type="float" office:value="96.44" calcext:value-type="float">
            <text:p>96,44</text:p>
          </table:table-cell>
          <table:table-cell table:style-name="ce3" table:formula="of:=ROUND((SUM([.V2:.V22])-0)/SUM([.V2:.V22])*100;2)" office:value-type="float" office:value="100" calcext:value-type="float">
            <text:p>100</text:p>
          </table:table-cell>
          <table:table-cell table:formula="of:=ROUND((SUM([.V2:.V22])-SUM([.U2:.U22]))/SUM([.V2:.V22])*100;2)" office:value-type="float" office:value="95.23" calcext:value-type="float">
            <text:p>95,23</text:p>
          </table:table-cell>
          <table:table-cell table:style-name="ce2" table:formula="of:=ROUND(AVERAGE([.I30:.L30]);2)" office:value-type="float" office:value="97.51" calcext:value-type="float">
            <text:p>97,51</text:p>
          </table:table-cell>
          <table:table-cell table:style-name="ce2" table:formula="of:=ROUND(STDEV([.I30:.L30]);2)" office:value-type="float" office:value="2.11" calcext:value-type="float">
            <text:p>2,11</text:p>
          </table:table-cell>
          <table:table-cell table:number-columns-repeated="8"/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COSMICRAY</text:p>
          </table:table-cell>
          <table:table-cell table:formula="of:=ROUND((SUM([.V39:.V59])-SUM([.Q39:.Q59]))/SUM([.V39:.V59])*100;2)" office:value-type="float" office:value="99.38" calcext:value-type="float">
            <text:p>99,38</text:p>
          </table:table-cell>
          <table:table-cell table:formula="of:=ROUND((SUM([.V39:.V59])-SUM([.U39:.U59]))/SUM([.V39:.V59])*100;2)" office:value-type="float" office:value="99.08" calcext:value-type="float">
            <text:p>99,08</text:p>
          </table:table-cell>
          <table:table-cell table:formula="of:=ROUND((SUM([.V39:.V59])-SUM([.S39:.S59]))/SUM([.V39:.V59])*100;2)" office:value-type="float" office:value="98.72" calcext:value-type="float">
            <text:p>98,72</text:p>
          </table:table-cell>
          <table:table-cell table:style-name="ce3" table:formula="of:=ROUND((SUM([.V39:.V59])-0)/SUM([.V39:.V59])*100;2)" office:value-type="float" office:value="100" calcext:value-type="float">
            <text:p>100</text:p>
          </table:table-cell>
          <table:table-cell table:style-name="ce2" table:formula="of:=ROUND(AVERAGE([.I31:.L31]);2)" office:value-type="float" office:value="99.3" calcext:value-type="float">
            <text:p>99,3</text:p>
          </table:table-cell>
          <table:table-cell table:style-name="ce2" table:formula="of:=ROUND(STDEV([.I31:.L31]);2)" office:value-type="float" office:value="0.54" calcext:value-type="float">
            <text:p>0,54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 office:value-type="string" calcext:value-type="string">
            <text:p>AVG</text:p>
          </table:table-cell>
          <table:table-cell table:formula="of:=ROUND(AVERAGE([.I28:.I31]);2)" office:value-type="float" office:value="98.92" calcext:value-type="float">
            <text:p>98,92</text:p>
          </table:table-cell>
          <table:table-cell table:formula="of:=ROUND(AVERAGE([.J28:.J31]);2)" office:value-type="float" office:value="98.14" calcext:value-type="float">
            <text:p>98,14</text:p>
          </table:table-cell>
          <table:table-cell table:formula="of:=ROUND(AVERAGE([.K28:.K31]);2)" office:value-type="float" office:value="98.24" calcext:value-type="float">
            <text:p>98,24</text:p>
          </table:table-cell>
          <table:table-cell table:formula="of:=ROUND(AVERAGE([.L28:.L31]);2)" office:value-type="float" office:value="97.09" calcext:value-type="float">
            <text:p>97,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office:value-type="string" calcext:value-type="string">
            <text:p>DEVPAD</text:p>
          </table:table-cell>
          <table:table-cell table:formula="of:=ROUND(STDEV([.I28:.I31]);2)" office:value-type="float" office:value="0.94" calcext:value-type="float">
            <text:p>0,94</text:p>
          </table:table-cell>
          <table:table-cell table:formula="of:=ROUND(STDEV([.J28:.J31]);2)" office:value-type="float" office:value="1.68" calcext:value-type="float">
            <text:p>1,68</text:p>
          </table:table-cell>
          <table:table-cell table:formula="of:=ROUND(STDEV([.K28:.K31]);2)" office:value-type="float" office:value="1.4" calcext:value-type="float">
            <text:p>1,4</text:p>
          </table:table-cell>
          <table:table-cell table:formula="of:=ROUND(STDEV([.L28:.L31]);2)" office:value-type="float" office:value="2.04" calcext:value-type="float">
            <text:p>2,04</text:p>
          </table:table-cell>
          <table:table-cell table:number-columns-repeated="10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PY2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MUT2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COSMIC2</text:p>
          </table:table-cell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PY2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MUT2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ATEST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39]-[.B3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E39]-[.B39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39]-[.B39]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P01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P39]-[.O39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R39]-[.O39]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T39]-[.O39]" office:value-type="float" office:value="0" calcext:value-type="float">
            <text:p>0</text:p>
          </table:table-cell>
          <table:table-cell table:style-name="ce1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C40]-[.B40]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E40]-[.B40]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G40]-[.B40]" office:value-type="float" office:value="3" calcext:value-type="float">
            <text:p>3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P0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P40]-[.O40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R40]-[.O40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T40]-[.O40]" office:value-type="float" office:value="0" calcext:value-type="float">
            <text:p>0</text:p>
          </table:table-cell>
          <table:table-cell table:style-name="ce1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C41]-[.B41]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E41]-[.B41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G41]-[.B41]" office:value-type="float" office:value="6" calcext:value-type="float">
            <text:p>6</text:p>
          </table:table-cell>
          <table:table-cell table:style-name="ce1" office:value-type="float" office:value="289" calcext:value-type="float">
            <text:p>289</text:p>
          </table:table-cell>
          <table:table-cell table:number-columns-repeated="4"/>
          <table:table-cell office:value-type="string" calcext:value-type="string">
            <text:p>P0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P41]-[.O41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R41]-[.O41]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T41]-[.O41]" office:value-type="float" office:value="2" calcext:value-type="float">
            <text:p>2</text:p>
          </table:table-cell>
          <table:table-cell table:style-name="ce1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2]-[.B4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42]-[.B4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42]-[.B42]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P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42]-[.O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42]-[.O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2]-[.O42]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43]-[.B43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E43]-[.B43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43]-[.B43]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4"/>
          <table:table-cell office:value-type="string" calcext:value-type="string">
            <text:p>P0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P43]-[.O4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R43]-[.O4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T43]-[.O43]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44]-[.B4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44]-[.B44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G44]-[.B44]" office:value-type="float" office:value="2" calcext:value-type="float">
            <text:p>2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P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P44]-[.O44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R44]-[.O44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T44]-[.O44]"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45]-[.B4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45]-[.B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G45]-[.B45]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P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45]-[.O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45]-[.O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45]-[.O45]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46]-[.B46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46]-[.B4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6]-[.B46]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P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P46]-[.O46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R46]-[.O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T46]-[.O46]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47]-[.B4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47]-[.B4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47]-[.B47]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P47]-[.O4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R47]-[.O4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T47]-[.O47]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C48]-[.B48]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E48]-[.B48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G48]-[.B48]" office:value-type="float" office:value="8" calcext:value-type="float">
            <text:p>8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4"/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P48]-[.O4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R48]-[.O4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T48]-[.O48]" office:value-type="float" office:value="3" calcext:value-type="float">
            <text:p>3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9]-[.B4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49]-[.B49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G49]-[.B49]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P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49]-[.O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49]-[.O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49]-[.O49]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50]-[.B5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50]-[.B50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G50]-[.B50]" office:value-type="float" office:value="14" calcext:value-type="float">
            <text:p>1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4"/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P50]-[.O5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R50]-[.O5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T50]-[.O50]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C51]-[.B51]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E51]-[.B51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51]-[.B51]" office:value-type="float" office:value="6" calcext:value-type="float">
            <text:p>6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P1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P51]-[.O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51]-[.O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T51]-[.O51]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C52]-[.B52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E52]-[.B52]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G52]-[.B52]" office:value-type="float" office:value="10" calcext:value-type="float">
            <text:p>1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4"/>
          <table:table-cell office:value-type="string" calcext:value-type="string">
            <text:p>P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P52]-[.O5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R52]-[.O52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T52]-[.O52]" office:value-type="float" office:value="0" calcext:value-type="float">
            <text:p>0</text:p>
          </table:table-cell>
          <table:table-cell table:style-name="ce1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]-[.B5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53]-[.B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53]-[.B53]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P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P53]-[.O5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R53]-[.O5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53]-[.O53]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54]-[.B5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54]-[.B5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54]-[.B54]" office:value-type="float" office:value="1" calcext:value-type="float">
            <text:p>1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P16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P54]-[.O54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R54]-[.O5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T54]-[.O54]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55]-[.B5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5]-[.B55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55]-[.B55]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P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P55]-[.O55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R55]-[.O5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T55]-[.O55]" office:value-type="float" office:value="2" calcext:value-type="float">
            <text:p>2</text:p>
          </table:table-cell>
          <table:table-cell table:style-name="ce1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]-[.B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6]-[.B5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G56]-[.B56]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P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56]-[.O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56]-[.O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T56]-[.O56]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57]-[.B57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57]-[.B57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G57]-[.B57]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P1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P57]-[.O57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57]-[.O57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T57]-[.O57]" office:value-type="float" office:value="4" calcext:value-type="float">
            <text:p>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58]-[.B5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8]-[.B58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58]-[.B58]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P2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P58]-[.O5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R58]-[.O5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T58]-[.O58]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59]-[.B5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E59]-[.B5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G59]-[.B59]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P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59]-[.O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59]-[.O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59]-[.O59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ROUND(AVERAGE([.B39:.B59]);2)" office:value-type="float" office:value="6.71" calcext:value-type="float">
            <text:p>6,71</text:p>
          </table:table-cell>
          <table:table-cell table:formula="of:=ROUND(AVERAGE([.C39:.C59]);2)" office:value-type="float" office:value="8.81" calcext:value-type="float">
            <text:p>8,81</text:p>
          </table:table-cell>
          <table:table-cell/>
          <table:table-cell table:formula="of:=ROUND(AVERAGE([.E39:.E59]);2)" office:value-type="float" office:value="9.48" calcext:value-type="float">
            <text:p>9,48</text:p>
          </table:table-cell>
          <table:table-cell/>
          <table:table-cell table:formula="of:=ROUND(AVERAGE([.G39:.G59]);2)" office:value-type="float" office:value="10.29" calcext:value-type="float">
            <text:p>10,29</text:p>
          </table:table-cell>
          <table:table-cell/>
          <table:table-cell table:formula="of:=ROUND(AVERAGE([.I39:.I59]);2)" office:value-type="float" office:value="100.76" calcext:value-type="float">
            <text:p>100,76</text:p>
          </table:table-cell>
          <table:table-cell table:number-columns-repeated="4"/>
          <table:table-cell office:value-type="string" calcext:value-type="string">
            <text:p>MÉDIA</text:p>
          </table:table-cell>
          <table:table-cell table:formula="of:=ROUND(AVERAGE([.O39:.O59]);2)" office:value-type="float" office:value="5.24" calcext:value-type="float">
            <text:p>5,24</text:p>
          </table:table-cell>
          <table:table-cell table:formula="of:=ROUND(AVERAGE([.P39:.P59]);2)" office:value-type="float" office:value="5.81" calcext:value-type="float">
            <text:p>5,81</text:p>
          </table:table-cell>
          <table:table-cell/>
          <table:table-cell table:formula="of:=ROUND(AVERAGE([.R39:.R59]);2)" office:value-type="float" office:value="6.43" calcext:value-type="float">
            <text:p>6,43</text:p>
          </table:table-cell>
          <table:table-cell/>
          <table:table-cell table:formula="of:=ROUND(AVERAGE([.T39:.T59]);2)" office:value-type="float" office:value="6.1" calcext:value-type="float">
            <text:p>6,1</text:p>
          </table:table-cell>
          <table:table-cell/>
          <table:table-cell table:formula="of:=ROUND(AVERAGE([.V39:.V59]);2)" office:value-type="float" office:value="92.76" calcext:value-type="float">
            <text:p>92,76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39:.B59]);2)" office:value-type="float" office:value="6.25" calcext:value-type="float">
            <text:p>6,25</text:p>
          </table:table-cell>
          <table:table-cell table:formula="of:=ROUND(STDEV([.C39:.C59]);2)" office:value-type="float" office:value="7.57" calcext:value-type="float">
            <text:p>7,57</text:p>
          </table:table-cell>
          <table:table-cell/>
          <table:table-cell table:formula="of:=ROUND(STDEV([.E39:.E59]);2)" office:value-type="float" office:value="8.25" calcext:value-type="float">
            <text:p>8,25</text:p>
          </table:table-cell>
          <table:table-cell/>
          <table:table-cell table:formula="of:=ROUND(STDEV([.G39:.G59]);2)" office:value-type="float" office:value="7.82" calcext:value-type="float">
            <text:p>7,82</text:p>
          </table:table-cell>
          <table:table-cell/>
          <table:table-cell table:formula="of:=ROUND(STDEV([.I39:.I59]);2)" office:value-type="float" office:value="69.57" calcext:value-type="float">
            <text:p>69,57</text:p>
          </table:table-cell>
          <table:table-cell table:number-columns-repeated="4"/>
          <table:table-cell office:value-type="string" calcext:value-type="string">
            <text:p>DEVPAD</text:p>
          </table:table-cell>
          <table:table-cell table:formula="of:=ROUND(STDEV([.O39:.O59]);2)" office:value-type="float" office:value="5.68" calcext:value-type="float">
            <text:p>5,68</text:p>
          </table:table-cell>
          <table:table-cell table:formula="of:=ROUND(STDEV([.P39:.P59]);2)" office:value-type="float" office:value="5.46" calcext:value-type="float">
            <text:p>5,46</text:p>
          </table:table-cell>
          <table:table-cell/>
          <table:table-cell table:formula="of:=ROUND(STDEV([.R39:.R59]);2)" office:value-type="float" office:value="6.64" calcext:value-type="float">
            <text:p>6,64</text:p>
          </table:table-cell>
          <table:table-cell/>
          <table:table-cell table:formula="of:=ROUND(STDEV([.T39:.T59]);2)" office:value-type="float" office:value="5.8" calcext:value-type="float">
            <text:p>5,8</text:p>
          </table:table-cell>
          <table:table-cell/>
          <table:table-cell table:formula="of:=ROUND(STDEV([.V39:.V59]);2)" office:value-type="float" office:value="75.25" calcext:value-type="float">
            <text:p>75,25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LLM + MANUAL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YNGUIN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TO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70]+[.C70]"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71]+[.C71]" office:value-type="float" office:value="79" calcext:value-type="float">
            <text:p>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72]+[.C72]" office:value-type="float" office:value="180" calcext:value-type="float">
            <text:p>1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3]+[.C73]"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74]+[.C74]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5]+[.C75]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76]+[.C76]" office:value-type="float" office:value="67" calcext:value-type="float">
            <text:p>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7]+[.C77]"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78]+[.C78]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B79]+[.C79]"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80]+[.C80]"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81]+[.C81]"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82]+[.C82]"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83]+[.C83]" office:value-type="float" office:value="93" calcext:value-type="float">
            <text:p>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4]+[.C84]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85]+[.C85]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"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7]+[.C87]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88]+[.C88]"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89]+[.C89]" office:value-type="float" office:value="71" calcext:value-type="float">
            <text:p>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90]+[.C90]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ROUND(AVERAGE([.B70:.B90]);2)" office:value-type="float" office:value="67.67" calcext:value-type="float">
            <text:p>67,67</text:p>
          </table:table-cell>
          <table:table-cell table:formula="of:=ROUND(AVERAGE([.C70:.C90]);2)" office:value-type="float" office:value="7.14" calcext:value-type="float">
            <text:p>7,14</text:p>
          </table:table-cell>
          <table:table-cell table:formula="of:=ROUND(AVERAGE([.D70:.D90]);2)" office:value-type="float" office:value="5.1" calcext:value-type="float">
            <text:p>5,1</text:p>
          </table:table-cell>
          <table:table-cell table:formula="of:=ROUND(AVERAGE([.E70:.E90]);2)" office:value-type="float" office:value="4.1" calcext:value-type="float">
            <text:p>4,1</text:p>
          </table:table-cell>
          <table:table-cell table:formula="of:=ROUND(AVERAGE([.F70:.F90]);2)" office:value-type="float" office:value="3.29" calcext:value-type="float">
            <text:p>3,29</text:p>
          </table:table-cell>
          <table:table-cell table:formula="of:=ROUND(AVERAGE([.G70:.G90]);2)" office:value-type="float" office:value="74.81" calcext:value-type="float">
            <text:p>74,8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</text:p>
          </table:table-cell>
          <table:table-cell table:formula="of:=ROUND(STDEV([.B70:.B90]);2)" office:value-type="float" office:value="36.48" calcext:value-type="float">
            <text:p>36,48</text:p>
          </table:table-cell>
          <table:table-cell table:formula="of:=ROUND(STDEV([.C70:.C90]);2)" office:value-type="float" office:value="5.21" calcext:value-type="float">
            <text:p>5,21</text:p>
          </table:table-cell>
          <table:table-cell table:formula="of:=ROUND(STDEV([.D70:.D90]);2)" office:value-type="float" office:value="3.96" calcext:value-type="float">
            <text:p>3,96</text:p>
          </table:table-cell>
          <table:table-cell table:formula="of:=ROUND(STDEV([.E70:.E90]);2)" office:value-type="float" office:value="2.96" calcext:value-type="float">
            <text:p>2,96</text:p>
          </table:table-cell>
          <table:table-cell table:formula="of:=ROUND(STDEV([.F70:.F90]);2)" office:value-type="float" office:value="3.55" calcext:value-type="float">
            <text:p>3,55</text:p>
          </table:table-cell>
          <table:table-cell table:formula="of:=ROUND(STDEV([.G70:.G90]);2)" office:value-type="float" office:value="40.05" calcext:value-type="float">
            <text:p>40,0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4:51:17.922079558</meta:creation-date>
    <dc:date>2024-05-06T22:32:45.207193594</dc:date>
    <meta:editing-duration>PT13H13M50S</meta:editing-duration>
    <meta:editing-cycles>5</meta:editing-cycles>
    <meta:generator>LibreOffice/7.3.7.2$Linux_X86_64 LibreOffice_project/30$Build-2</meta:generator>
    <meta:document-statistic meta:table-count="1" meta:cell-count="1055" meta:object-count="0"/>
  </office:meta>
</office:document-meta>
</file>